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0pt" officeooo:rsid="000ad981" officeooo:paragraph-rsid="000ad981" style:font-size-asian="10pt" style:font-size-complex="10pt"/>
    </style:style>
    <style:style style:name="P2" style:family="paragraph" style:parent-style-name="Standard">
      <style:text-properties style:font-name="Open Sans" fo:font-size="10pt" fo:font-weight="normal" officeooo:rsid="000ad981" officeooo:paragraph-rsid="000ad981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Open Sans" fo:font-size="10pt" fo:font-weight="bold" officeooo:rsid="000ad981" officeooo:paragraph-rsid="000ad981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évin, 25 ans, étudiant. Jeune, dynamique. Il a sa petite routine hebdomadaire. Tous les vendredi soirs, il planifie une soirée JV accompagnée de pizzas.</text:p>
      <text:p text:style-name="P1">Il effectue tout le temps la même commande. Il souhaite pouvoir l’effectuer en quelques clics, <text:span text:style-name="T1">il souhaite pouvoir repasser la même commande à partir de son espace personnel.</text:span></text:p>
      <text:p text:style-name="P1"><text:span text:style-name="T1"/></text:p>
      <text:p text:style-name="P1"><text:span text:style-name="T1"/></text:p>
      <text:p text:style-name="P2">Régis, 40 ans, cadre. Père de famille, il prend plaisir à cuisiner pour ses enfants. De façon très occasionnelle, il va organiser une soirée pizza avec sa famille. </text:p>
      <text:p text:style-name="P2">Il ne souhaite pas perdre du temps dans une inscription pour un usage de service rarissime. <text:span text:style-name="T1">Il souhaite pouvoir passer commande sans s’inscrire, et donc sans s’authentifier.</text:span></text:p>
      <text:p text:style-name="P2"><text:span text:style-name="T1"/></text:p>
      <text:p text:style-name="P2"><text:span text:style-name="T1"/></text:p>
      <text:p text:style-name="P2">Manuella, 35 ans, ingénieure qualité. Sociable et dynamique, elle organise de temps à autres des soirées pizzas avec ses amis. Impliquée dans tous ses actes, elle prend plaisir à donner son avis et faire des retours aux services dont elle a l’usage, afin de participer à leur amélioration.</text:p>
      <text:p text:style-name="P3">Elle souhaite donc pouvoir laisser un avis et une note pour les pizzas achet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1:51:09.023000000</meta:creation-date>
    <meta:editing-duration>P0D</meta:editing-duration>
    <meta:editing-cycles>1</meta:editing-cycles>
    <meta:document-statistic meta:table-count="0" meta:image-count="0" meta:object-count="0" meta:page-count="1" meta:paragraph-count="6" meta:word-count="169" meta:character-count="1033" meta:non-whitespace-character-count="869"/>
    <meta:generator>LibreOffice/5.2.7.2.M5$Windows_x86 LibreOffice_project/f1dd49ccf4f05b5d521ffdc647a0647a59769ab8</meta:generator>
  </office:meta>
</office:document-meta>
</file>